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Text_20_body">Excelente elección, Fab. Esas dos ideas tienen un poder emocional enorme, y combinarlas da lugar a una historia que puede ser sutil, hermosa y escalofriante al mismo tiempo.</text:p>
      <text:p text:style-name="Text_20_body">Aquí tienes una propuesta de cuento breve que podría expandirse después si te gusta el rumbo:</text:p>
      <text:p text:style-name="Horizontal_20_Line"/>
      <text:p text:style-name="Text_20_body">🌙 <text:span text:style-name="Strong_20_Emphasis">"El Silencio de los Mil Años"</text:span></text:p>
      <text:p text:style-name="Text_20_body">El personaje se llama Lyen. Fue un sabio alquimista del siglo XIII que, tras perder a su esposa y su hija a causa de la peste, se obsesionó con trascender la muerte. Aislado en una torre cubierta de líquenes, perfeccionó una fórmula secreta: una esencia que nutriría no al cuerpo, sino al alma misma, manteniéndola en sintonía perpetua con la vida.</text:p>
      <text:p text:style-name="Text_20_body">Y funcionó. Lyen dejó de envejecer. Su mente seguía aguda. Su cuerpo no se deterioraba. No necesitaba comer ni dormir, solo vivir.</text:p>
      <text:p text:style-name="Text_20_body">Durante los primeros siglos fue todo descubrimiento. Viajó, aprendió cada lengua, cultivó amistades, construyó ciudades, salvó vidas, fundó academias. Fue poeta en India, navegante en Islandia, astrónomo en Al-Andalus. El mundo era un tapiz infinito.</text:p>
      <text:p text:style-name="Text_20_body">Pero después del quinto siglo, algo cambió.</text:p>
      <text:p text:style-name="Text_20_body">Ya había visto el rostro del amor en todos los rostros. Cada libro parecía una reescritura de algo que ya había leído. Las conversaciones, las guerras, los sueños... repetidos. Como si el alma humana fuese un único río disfrazado de mil afluentes.</text:p>
      <text:p text:style-name="Text_20_body">Y mientras tanto, cada ser que amaba moría. Uno tras otro. Aprendió a no encariñarse. A no formar lazos. A no sentir.</text:p>
      <text:p text:style-name="Text_20_body">Diez siglos después, vive en una casa sin espejos, junto al mar. Habla poco, camina mucho. Observa niños jugar y no siente ternura. Lee poesía y no parpadea. Solo recuerda.</text:p>
      <text:p text:style-name="Text_20_body">Porque lo que lo condena no es el dolor, sino la ausencia total de novedad. Lo ha sentido todo. Lo ha perdido todo. El mundo aún es bello… pero para él, ya no tiene textura.</text:p>
      <text:p text:style-name="Text_20_body">Una tarde, en el borde de un acantilado, ve una anciana sonriendo al sol con sus nietos. Ella le dice: “Qué dicha envejecer, ¿no crees? Saber que todo esto tiene final.”<text:line-break/>Él responde, casi sin voz: “Sí… tú puedes llorar porque algo termina. Yo solo porque no termina nunca.”</text:p>
      <text:p text:style-name="Horizontal_20_Line"/>
      <text:p text:style-name="Text_20_body">🕯️ <text:span text:style-name="Strong_20_Emphasis">Reflexión oculta en el relato:</text:span><text:line-break/>La vida es valiosa precisamente porque es finita. Porque sentimos que algo se nos escapa. Y en esa urgencia… amamos, reímos, buscamos sentido. La eternidad perfecta no es plenitud, es anestesia.</text:p>
      <text:p text:style-name="Horizontal_20_Line"/>
      <text:p text:style-name="Text_20_body"><text:soft-page-break/>¿Te gustaría que lo expandamos en capítulos? ¿Quizá explorar otros personajes que envejecen a su alrededor, o mostrar cómo la humanidad cambia mientras él se mantiene intacto? O podemos probar otro tono—algo más simbólico, o más íntimo. Tú eliges el siguiente compás.</text:p>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5-07-04T18:06:26.556000000</meta:creation-date>
    <dc:date>2025-07-04T18:10:39.123000000</dc:date>
    <meta:editing-duration>PT4M12S</meta:editing-duration>
    <meta:editing-cycles>1</meta:editing-cycles>
    <meta:document-statistic meta:table-count="0" meta:image-count="0" meta:object-count="0" meta:page-count="2" meta:paragraph-count="14" meta:word-count="434" meta:character-count="2544" meta:non-whitespace-character-count="2125"/>
    <meta:generator>LibreOffice/7.3.5.2$Windows_X86_64 LibreOffice_project/184fe81b8c8c30d8b5082578aee2fed2ea847c01</meta:generator>
  </office:meta>
</office:document-meta>
</file>